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2a6dd"/>
    </style:style>
    <style:style style:name="P2" style:family="paragraph" style:parent-style-name="Text_20_body">
      <style:text-properties officeooo:paragraph-rsid="0002a6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anny Edge Detection Algorithm</text:p>
      <text:p text:style-name="Text_20_body"/>
      <text:p text:style-name="P1">The algorithm runs in 5 separate steps: </text:p>
      <text:p text:style-name="P1">1. Smoothing: Blurring of the image to remove noise.</text:p>
      <text:p text:style-name="P1">2. Finding gradients: The edges should be marked where the gradients of the image has large magnitudes.</text:p>
      <text:p text:style-name="P1">3. Non-maximum suppression: Only local maxima should be marked as edges.</text:p>
      <text:p text:style-name="P1">4. Double thresholding: Potential edges are determined by thresholding.</text:p>
      <text:p text:style-name="P1">5. Edge tracking by hysteresis: Final edges are determined by suppressing all edges that are not connected to a very certain (strong) edge.</text:p>
      <text:p text:style-name="P1"/>
      <text:p text:style-name="P1"/>
      <text:p text:style-name="Title">Marr Hilberth Algorithm</text:p>
      <text:p text:style-name="Text_20_body"/>
      <text:p text:style-name="Text_20_body">The steps of the algorithm :</text:p>
      <text:p text:style-name="P2">• The smooth filter is Gaussian, in order to remove high frequency noise.</text:p>
      <text:p text:style-name="P2"><text:s/>• The enhancement step is the Laplacian.</text:p>
      <text:p text:style-name="P2">• The detection criteria is the presence of the zero crossing in the 2nd derivative, combined with a corresponding large peak in the 1st derivative. Here, only the zero crossings whose corresponding 1st derivative is above a specified threshold are considered. </text:p>
      <text:p text:style-name="P2">• The edge location can be estimated using sub-pixel resolution by interpol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9:33:36.310138363</meta:creation-date>
    <dc:date>2018-05-10T19:35:48.806690007</dc:date>
    <meta:editing-duration>PT2M13S</meta:editing-duration>
    <meta:editing-cycles>2</meta:editing-cycles>
    <meta:generator>LibreOffice/5.1.6.2$Linux_x86 LibreOffice_project/10m0$Build-2</meta:generator>
    <meta:document-statistic meta:table-count="0" meta:image-count="0" meta:object-count="0" meta:page-count="1" meta:paragraph-count="13" meta:word-count="162" meta:character-count="1014" meta:non-whitespace-character-count="862"/>
  </office:meta>
</office:document-meta>
</file>